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339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2.0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000000"/>
      <style:text-properties style:text-position=""/>
    </style:style>
    <style:style style:name="ce11" style:family="table-cell" style:parent-style-name="Default">
      <style:table-cell-properties fo:border="0.26pt solid #000000" fo:padding-bottom="0.0193in" fo:padding-left="0.0138in" fo:padding-right="0.0138in" fo:padding-top="0.0193in"/>
      <style:text-properties style:text-position="" style:font-name="Liberation Sans" style:font-name-asian="WenQuanYi Zen Hei" style:font-name-complex="Lohit Hindi"/>
    </style:style>
    <style:style style:name="ce5" style:family="table-cell" style:parent-style-name="Default">
      <style:table-cell-properties fo:border="0.26pt solid #008000" fo:padding-bottom="0.0193in" fo:padding-left="0.0138in" fo:padding-right="0.0138in" fo:padding-top="0.0193in"/>
      <style:text-properties style:text-position=""/>
    </style:style>
    <style:style style:name="ce6" style:family="table-cell" style:parent-style-name="Default">
      <style:table-cell-properties fo:border-bottom="0.26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/>
      <style:text-properties style:text-position=""/>
    </style:style>
    <style:style style:name="ce9" style:family="table-cell" style:parent-style-name="Default">
      <style:table-cell-properties fo:border="0.26pt solid #000000" fo:padding-bottom="0.0193in" fo:padding-left="0.0138in" fo:padding-right="0.0138in" fo:padding-top="0.0193in"/>
      <style:text-properties style:text-position=""/>
    </style:style>
    <style:style style:name="ce8" style:family="table-cell" style:parent-style-name="Default">
      <style:table-cell-properties fo:border="0.99pt solid #008000" fo:padding-bottom="0.0193in" fo:padding-left="0.0138in" fo:padding-right="0.0138in" fo:padding-top="0.0193in"/>
    </style:style>
    <style:style style:name="ce12" style:family="table-cell" style:parent-style-name="Default">
      <style:table-cell-properties fo:border="0.26pt solid #000000" fo:padding-bottom="0.0193in" fo:padding-left="0.0138in" fo:padding-right="0.0138in" fo:padding-top="0.0193in"/>
    </style:style>
    <style:style style:name="ce13" style:family="table-cell" style:parent-style-name="Default">
      <style:table-cell-properties fo:border="0.26pt solid #000000" fo:padding-bottom="0.0193in" fo:padding-left="0.0138in" fo:padding-right="0.0138in" fo:padding-top="0.0193in"/>
      <style:text-properties style:font-name="Liberation Sans" style:font-name-asian="WenQuanYi Zen Hei" style:font-name-complex="Lohit Hindi"/>
    </style:style>
  </office:automatic-styles>
  <office:body>
    <office:spreadsheet>
      <table:table table:name="PriceToAngl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9"/>
        <table:table-column table:style-name="co1" table:default-cell-style-name="ce11"/>
        <table:table-row table:style-name="ro1"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office:value-type="string">
            <text:p>Input price:</text:p>
          </table:table-cell>
          <table:table-cell table:number-columns-repeated="2"/>
          <table:table-cell table:style-name="ce5" office:value-type="float" office:value="74.1">
            <text:p>74.1</text:p>
          </table:table-cell>
          <table:table-cell table:style-name="ce5" office:value-type="float" office:value="77.64">
            <text:p>77.64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4"/>
          <table:table-cell table:number-columns-repeated="2" table:style-name="ce6" office:value-type="string">
            <text:p>Angle:</text:p>
          </table:table-cell>
        </table:table-row>
        <table:table-row table:style-name="ro2">
          <table:table-cell/>
          <table:table-cell office:value-type="string">
            <text:p>Circle of:</text:p>
          </table:table-cell>
          <table:table-cell office:value-type="float" office:value="12">
            <text:p>12</text:p>
          </table:table-cell>
          <table:table-cell/>
          <table:table-cell table:formula="of:=(MOD([.$E$2];[.C6])/[.C6])*360" office:value-type="float" office:value="62.9999999999998">
            <text:p>63</text:p>
          </table:table-cell>
          <table:table-cell table:formula="of:=(MOD([.$F$2];[.C6])/[.C6])*360" office:value-type="float" office:value="169.2">
            <text:p>169.2</text:p>
          </table:table-cell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/>
          <table:table-cell table:formula="of:=(MOD([.$E$2];[.C7])/[.C7])*360" office:value-type="float" office:value="31.4999999999999">
            <text:p>31.5</text:p>
          </table:table-cell>
          <table:table-cell table:formula="of:=(MOD([.$F$2];[.C7])/[.C7])*360" office:value-type="float" office:value="84.6">
            <text:p>84.6</text:p>
          </table:table-cell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/>
          <table:table-cell table:formula="of:=(MOD([.$E$2];[.C8])/[.C8])*360" office:value-type="float" office:value="20.9999999999999">
            <text:p>21</text:p>
          </table:table-cell>
          <table:table-cell table:formula="of:=(MOD([.$F$2];[.C8])/[.C8])*360" office:value-type="float" office:value="56.4">
            <text:p>56.4</text:p>
          </table:table-cell>
        </table:table-row>
        <table:table-row table:style-name="ro2">
          <table:table-cell table:number-columns-repeated="2"/>
          <table:table-cell office:value-type="float" office:value="52">
            <text:p>52</text:p>
          </table:table-cell>
          <table:table-cell/>
          <table:table-cell table:formula="of:=(MOD([.$E$2];[.C9])/[.C9])*360" office:value-type="float" office:value="153">
            <text:p>153</text:p>
          </table:table-cell>
          <table:table-cell table:formula="of:=(MOD([.$F$2];[.C9])/[.C9])*360" office:value-type="float" office:value="177.507692307692">
            <text:p>177.5076923077</text:p>
          </table:table-cell>
        </table:table-row>
        <table:table-row table:style-name="ro2">
          <table:table-cell table:number-columns-repeated="2"/>
          <table:table-cell office:value-type="float" office:value="90">
            <text:p>90</text:p>
          </table:table-cell>
          <table:table-cell/>
          <table:table-cell table:formula="of:=(MOD([.$E$2];[.C10])/[.C10])*360" office:value-type="float" office:value="296.4">
            <text:p>296.4</text:p>
          </table:table-cell>
          <table:table-cell table:formula="of:=(MOD([.$F$2];[.C10])/[.C10])*360" office:value-type="float" office:value="310.56">
            <text:p>310.56</text:p>
          </table:table-cell>
        </table:table-row>
        <table:table-row table:style-name="ro2">
          <table:table-cell table:number-columns-repeated="2"/>
          <table:table-cell office:value-type="float" office:value="144">
            <text:p>144</text:p>
          </table:table-cell>
          <table:table-cell/>
          <table:table-cell table:formula="of:=(MOD([.$E$2];[.C11])/[.C11])*360" office:value-type="float" office:value="185.25">
            <text:p>185.25</text:p>
          </table:table-cell>
          <table:table-cell table:formula="of:=(MOD([.$F$2];[.C11])/[.C11])*360" office:value-type="float" office:value="194.1">
            <text:p>194.1</text:p>
          </table:table-cell>
        </table:table-row>
        <table:table-row table:style-name="ro2">
          <table:table-cell table:number-columns-repeated="2"/>
          <table:table-cell office:value-type="float" office:value="360">
            <text:p>360</text:p>
          </table:table-cell>
          <table:table-cell/>
          <table:table-cell table:formula="of:=(MOD([.$E$2];[.C12])/[.C12])*360" office:value-type="float" office:value="74.1">
            <text:p>74.1</text:p>
          </table:table-cell>
          <table:table-cell table:formula="of:=(MOD([.$F$2];[.C12])/[.C12])*360" office:value-type="float" office:value="77.64">
            <text:p>77.64</text:p>
          </table:table-cell>
        </table:table-row>
        <table:table-row table:style-name="ro2">
          <table:table-cell/>
          <table:table-cell office:value-type="string">
            <text:p>Custom circle size:</text:p>
          </table:table-cell>
          <table:table-cell table:style-name="ce5" office:value-type="float" office:value="20736">
            <text:p>20736</text:p>
          </table:table-cell>
          <table:table-cell/>
          <table:table-cell table:formula="of:=(MOD([.$E$2];[.C13])/[.C13])*360" office:value-type="float" office:value="1.28645833333333">
            <text:p>1.2864583333</text:p>
          </table:table-cell>
          <table:table-cell table:formula="of:=(MOD([.$F$2];[.C13])/[.C13])*360" office:value-type="float" office:value="1.34791666666667">
            <text:p>1.3479166667</text:p>
          </table:table-cell>
        </table:table-row>
        <table:table-row table:style-name="ro2">
          <table:table-cell table:number-columns-repeated="4"/>
          <table:table-cell table:style-name="ce10"/>
          <table:table-cell table:style-name="Default"/>
        </table:table-row>
      </table:table>
      <table:table table:name="AngleToPrice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9" table:default-cell-style-name="ce13"/>
        <table:table-row table:style-name="ro1">
          <table:table-cell table:number-columns-repeated="4"/>
          <table:table-cell table:style-name="Default" table:number-columns-repeated="10"/>
        </table:table-row>
        <table:table-row table:style-name="ro2">
          <table:table-cell/>
          <table:table-cell office:value-type="string">
            <text:p>Input Angle:</text:p>
          </table:table-cell>
          <table:table-cell table:style-name="ce8" office:value-type="float" office:value="154.812">
            <text:p>154.812</text:p>
          </table:table-cell>
          <table:table-cell/>
          <table:table-cell table:style-name="Default" table:number-columns-repeated="10"/>
        </table:table-row>
        <table:table-row table:style-name="ro1">
          <table:table-cell table:number-columns-repeated="4"/>
          <table:table-cell table:style-name="Default" table:number-columns-repeated="10"/>
        </table:table-row>
        <table:table-row table:style-name="ro1">
          <table:table-cell table:number-columns-repeated="3"/>
          <table:table-cell office:value-type="string">
            <text:p>Iteration: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Prices on circle of:</text:p>
          </table:table-cell>
          <table:table-cell office:value-type="float" office:value="12">
            <text:p>12</text:p>
          </table:table-cell>
          <table:table-cell/>
          <table:table-cell table:formula="of:=(MOD([.$C$2];360)/360)*[.C5]+(([.$E$4]-1)*[.C5])" office:value-type="float" office:value="5.1604">
            <text:p>5.1604</text:p>
          </table:table-cell>
          <table:table-cell table:formula="of:=(MOD([.$C$2];360)/360)*[.C5]+(([.$F$4]-1)*[.C5])" office:value-type="float" office:value="17.1604">
            <text:p>17.1604</text:p>
          </table:table-cell>
          <table:table-cell table:formula="of:=(MOD([.$C$2];360)/360)*[.C5]+(([.$G$4]-1)*[.C5])" office:value-type="float" office:value="29.1604">
            <text:p>29.1604</text:p>
          </table:table-cell>
          <table:table-cell table:formula="of:=(MOD([.$C$2];360)/360)*[.C5]+(([.$H$4]-1)*[.C5])" office:value-type="float" office:value="41.1604">
            <text:p>41.1604</text:p>
          </table:table-cell>
          <table:table-cell table:formula="of:=(MOD([.$C$2];360)/360)*[.C5]+(([.$I$4]-1)*[.C5])" office:value-type="float" office:value="53.1604">
            <text:p>53.1604</text:p>
          </table:table-cell>
          <table:table-cell table:formula="of:=(MOD([.$C$2];360)/360)*[.C5]+(([.$J$4]-1)*[.C5])" office:value-type="float" office:value="65.1604">
            <text:p>65.1604</text:p>
          </table:table-cell>
          <table:table-cell table:formula="of:=(MOD([.$C$2];360)/360)*[.C5]+(([.$K$4]-1)*[.C5])" office:value-type="float" office:value="77.1604">
            <text:p>77.1604</text:p>
          </table:table-cell>
          <table:table-cell table:formula="of:=(MOD([.$C$2];360)/360)*[.C5]+(([.$L$4]-1)*[.C5])" office:value-type="float" office:value="89.1604">
            <text:p>89.1604</text:p>
          </table:table-cell>
          <table:table-cell table:formula="of:=(MOD([.$C$2];360)/360)*[.C5]+(([.$M$4]-1)*[.C5])" office:value-type="float" office:value="101.1604">
            <text:p>101.1604</text:p>
          </table:table-cell>
          <table:table-cell table:formula="of:=(MOD([.$C$2];360)/360)*[.C5]+(([.$N$4]-1)*[.C5])" office:value-type="float" office:value="113.1604">
            <text:p>113.1604</text:p>
          </table:table-cell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/>
          <table:table-cell table:formula="of:=(MOD([.$C$2];360)/360)*[.C6]+(([.$E$4]-1)*[.C6])" office:value-type="float" office:value="10.3208">
            <text:p>10.3208</text:p>
          </table:table-cell>
          <table:table-cell table:formula="of:=(MOD([.$C$2];360)/360)*[.C6]+(([.$F$4]-1)*[.C6])" office:value-type="float" office:value="34.3208">
            <text:p>34.3208</text:p>
          </table:table-cell>
          <table:table-cell table:formula="of:=(MOD([.$C$2];360)/360)*[.C6]+(([.$G$4]-1)*[.C6])" office:value-type="float" office:value="58.3208">
            <text:p>58.3208</text:p>
          </table:table-cell>
          <table:table-cell table:formula="of:=(MOD([.$C$2];360)/360)*[.C6]+(([.$H$4]-1)*[.C6])" office:value-type="float" office:value="82.3208">
            <text:p>82.3208</text:p>
          </table:table-cell>
          <table:table-cell table:formula="of:=(MOD([.$C$2];360)/360)*[.C6]+(([.$I$4]-1)*[.C6])" office:value-type="float" office:value="106.3208">
            <text:p>106.3208</text:p>
          </table:table-cell>
          <table:table-cell table:formula="of:=(MOD([.$C$2];360)/360)*[.C6]+(([.$J$4]-1)*[.C6])" office:value-type="float" office:value="130.3208">
            <text:p>130.3208</text:p>
          </table:table-cell>
          <table:table-cell table:formula="of:=(MOD([.$C$2];360)/360)*[.C6]+(([.$K$4]-1)*[.C6])" office:value-type="float" office:value="154.3208">
            <text:p>154.3208</text:p>
          </table:table-cell>
          <table:table-cell table:formula="of:=(MOD([.$C$2];360)/360)*[.C6]+(([.$L$4]-1)*[.C6])" office:value-type="float" office:value="178.3208">
            <text:p>178.3208</text:p>
          </table:table-cell>
          <table:table-cell table:formula="of:=(MOD([.$C$2];360)/360)*[.C6]+(([.$M$4]-1)*[.C6])" office:value-type="float" office:value="202.3208">
            <text:p>202.3208</text:p>
          </table:table-cell>
          <table:table-cell table:formula="of:=(MOD([.$C$2];360)/360)*[.C6]+(([.$N$4]-1)*[.C6])" office:value-type="float" office:value="226.3208">
            <text:p>226.3208</text:p>
          </table:table-cell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/>
          <table:table-cell table:formula="of:=(MOD([.$C$2];360)/360)*[.C7]+(([.$E$4]-1)*[.C7])" office:value-type="float" office:value="15.4812">
            <text:p>15.4812</text:p>
          </table:table-cell>
          <table:table-cell table:formula="of:=(MOD([.$C$2];360)/360)*[.C7]+(([.$F$4]-1)*[.C7])" office:value-type="float" office:value="51.4812">
            <text:p>51.4812</text:p>
          </table:table-cell>
          <table:table-cell table:formula="of:=(MOD([.$C$2];360)/360)*[.C7]+(([.$G$4]-1)*[.C7])" office:value-type="float" office:value="87.4812">
            <text:p>87.4812</text:p>
          </table:table-cell>
          <table:table-cell table:formula="of:=(MOD([.$C$2];360)/360)*[.C7]+(([.$H$4]-1)*[.C7])" office:value-type="float" office:value="123.4812">
            <text:p>123.4812</text:p>
          </table:table-cell>
          <table:table-cell table:formula="of:=(MOD([.$C$2];360)/360)*[.C7]+(([.$I$4]-1)*[.C7])" office:value-type="float" office:value="159.4812">
            <text:p>159.4812</text:p>
          </table:table-cell>
          <table:table-cell table:formula="of:=(MOD([.$C$2];360)/360)*[.C7]+(([.$J$4]-1)*[.C7])" office:value-type="float" office:value="195.4812">
            <text:p>195.4812</text:p>
          </table:table-cell>
          <table:table-cell table:formula="of:=(MOD([.$C$2];360)/360)*[.C7]+(([.$K$4]-1)*[.C7])" office:value-type="float" office:value="231.4812">
            <text:p>231.4812</text:p>
          </table:table-cell>
          <table:table-cell table:formula="of:=(MOD([.$C$2];360)/360)*[.C7]+(([.$L$4]-1)*[.C7])" office:value-type="float" office:value="267.4812">
            <text:p>267.4812</text:p>
          </table:table-cell>
          <table:table-cell table:formula="of:=(MOD([.$C$2];360)/360)*[.C7]+(([.$M$4]-1)*[.C7])" office:value-type="float" office:value="303.4812">
            <text:p>303.4812</text:p>
          </table:table-cell>
          <table:table-cell table:formula="of:=(MOD([.$C$2];360)/360)*[.C7]+(([.$N$4]-1)*[.C7])" office:value-type="float" office:value="339.4812">
            <text:p>339.4812</text:p>
          </table:table-cell>
        </table:table-row>
        <table:table-row table:style-name="ro2">
          <table:table-cell table:number-columns-repeated="2"/>
          <table:table-cell office:value-type="float" office:value="52">
            <text:p>52</text:p>
          </table:table-cell>
          <table:table-cell/>
          <table:table-cell table:formula="of:=(MOD([.$C$2];360)/360)*[.C8]+(([.$E$4]-1)*[.C8])" office:value-type="float" office:value="22.3617333333333">
            <text:p>22.3617333333</text:p>
          </table:table-cell>
          <table:table-cell table:formula="of:=(MOD([.$C$2];360)/360)*[.C8]+(([.$F$4]-1)*[.C8])" office:value-type="float" office:value="74.3617333333333">
            <text:p>74.3617333333</text:p>
          </table:table-cell>
          <table:table-cell table:formula="of:=(MOD([.$C$2];360)/360)*[.C8]+(([.$G$4]-1)*[.C8])" office:value-type="float" office:value="126.361733333333">
            <text:p>126.3617333333</text:p>
          </table:table-cell>
          <table:table-cell table:formula="of:=(MOD([.$C$2];360)/360)*[.C8]+(([.$H$4]-1)*[.C8])" office:value-type="float" office:value="178.361733333333">
            <text:p>178.3617333333</text:p>
          </table:table-cell>
          <table:table-cell table:formula="of:=(MOD([.$C$2];360)/360)*[.C8]+(([.$I$4]-1)*[.C8])" office:value-type="float" office:value="230.361733333333">
            <text:p>230.3617333333</text:p>
          </table:table-cell>
          <table:table-cell table:formula="of:=(MOD([.$C$2];360)/360)*[.C8]+(([.$J$4]-1)*[.C8])" office:value-type="float" office:value="282.361733333333">
            <text:p>282.3617333333</text:p>
          </table:table-cell>
          <table:table-cell table:formula="of:=(MOD([.$C$2];360)/360)*[.C8]+(([.$K$4]-1)*[.C8])" office:value-type="float" office:value="334.361733333333">
            <text:p>334.3617333333</text:p>
          </table:table-cell>
          <table:table-cell table:formula="of:=(MOD([.$C$2];360)/360)*[.C8]+(([.$L$4]-1)*[.C8])" office:value-type="float" office:value="386.361733333333">
            <text:p>386.3617333333</text:p>
          </table:table-cell>
          <table:table-cell table:formula="of:=(MOD([.$C$2];360)/360)*[.C8]+(([.$M$4]-1)*[.C8])" office:value-type="float" office:value="438.361733333333">
            <text:p>438.3617333333</text:p>
          </table:table-cell>
          <table:table-cell table:formula="of:=(MOD([.$C$2];360)/360)*[.C8]+(([.$N$4]-1)*[.C8])" office:value-type="float" office:value="490.361733333333">
            <text:p>490.3617333333</text:p>
          </table:table-cell>
        </table:table-row>
        <table:table-row table:style-name="ro2">
          <table:table-cell table:number-columns-repeated="2"/>
          <table:table-cell office:value-type="float" office:value="90">
            <text:p>90</text:p>
          </table:table-cell>
          <table:table-cell/>
          <table:table-cell table:formula="of:=(MOD([.$C$2];360)/360)*[.C9]+(([.$E$4]-1)*[.C9])" office:value-type="float" office:value="38.703">
            <text:p>38.703</text:p>
          </table:table-cell>
          <table:table-cell table:formula="of:=(MOD([.$C$2];360)/360)*[.C9]+(([.$F$4]-1)*[.C9])" office:value-type="float" office:value="128.703">
            <text:p>128.703</text:p>
          </table:table-cell>
          <table:table-cell table:formula="of:=(MOD([.$C$2];360)/360)*[.C9]+(([.$G$4]-1)*[.C9])" office:value-type="float" office:value="218.703">
            <text:p>218.703</text:p>
          </table:table-cell>
          <table:table-cell table:formula="of:=(MOD([.$C$2];360)/360)*[.C9]+(([.$H$4]-1)*[.C9])" office:value-type="float" office:value="308.703">
            <text:p>308.703</text:p>
          </table:table-cell>
          <table:table-cell table:formula="of:=(MOD([.$C$2];360)/360)*[.C9]+(([.$I$4]-1)*[.C9])" office:value-type="float" office:value="398.703">
            <text:p>398.703</text:p>
          </table:table-cell>
          <table:table-cell table:formula="of:=(MOD([.$C$2];360)/360)*[.C9]+(([.$J$4]-1)*[.C9])" office:value-type="float" office:value="488.703">
            <text:p>488.703</text:p>
          </table:table-cell>
          <table:table-cell table:formula="of:=(MOD([.$C$2];360)/360)*[.C9]+(([.$K$4]-1)*[.C9])" office:value-type="float" office:value="578.703">
            <text:p>578.703</text:p>
          </table:table-cell>
          <table:table-cell table:formula="of:=(MOD([.$C$2];360)/360)*[.C9]+(([.$L$4]-1)*[.C9])" office:value-type="float" office:value="668.703">
            <text:p>668.703</text:p>
          </table:table-cell>
          <table:table-cell table:formula="of:=(MOD([.$C$2];360)/360)*[.C9]+(([.$M$4]-1)*[.C9])" office:value-type="float" office:value="758.703">
            <text:p>758.703</text:p>
          </table:table-cell>
          <table:table-cell table:formula="of:=(MOD([.$C$2];360)/360)*[.C9]+(([.$N$4]-1)*[.C9])" office:value-type="float" office:value="848.703">
            <text:p>848.703</text:p>
          </table:table-cell>
        </table:table-row>
        <table:table-row table:style-name="ro2">
          <table:table-cell table:number-columns-repeated="2"/>
          <table:table-cell office:value-type="float" office:value="144">
            <text:p>144</text:p>
          </table:table-cell>
          <table:table-cell/>
          <table:table-cell table:formula="of:=(MOD([.$C$2];360)/360)*[.C10]+(([.$E$4]-1)*[.C10])" office:value-type="float" office:value="61.9248">
            <text:p>61.9248</text:p>
          </table:table-cell>
          <table:table-cell table:formula="of:=(MOD([.$C$2];360)/360)*[.C10]+(([.$F$4]-1)*[.C10])" office:value-type="float" office:value="205.9248">
            <text:p>205.9248</text:p>
          </table:table-cell>
          <table:table-cell table:formula="of:=(MOD([.$C$2];360)/360)*[.C10]+(([.$G$4]-1)*[.C10])" office:value-type="float" office:value="349.9248">
            <text:p>349.9248</text:p>
          </table:table-cell>
          <table:table-cell table:formula="of:=(MOD([.$C$2];360)/360)*[.C10]+(([.$H$4]-1)*[.C10])" office:value-type="float" office:value="493.9248">
            <text:p>493.9248</text:p>
          </table:table-cell>
          <table:table-cell table:formula="of:=(MOD([.$C$2];360)/360)*[.C10]+(([.$I$4]-1)*[.C10])" office:value-type="float" office:value="637.9248">
            <text:p>637.9248</text:p>
          </table:table-cell>
          <table:table-cell table:formula="of:=(MOD([.$C$2];360)/360)*[.C10]+(([.$J$4]-1)*[.C10])" office:value-type="float" office:value="781.9248">
            <text:p>781.9248</text:p>
          </table:table-cell>
          <table:table-cell table:formula="of:=(MOD([.$C$2];360)/360)*[.C10]+(([.$K$4]-1)*[.C10])" office:value-type="float" office:value="925.9248">
            <text:p>925.9248</text:p>
          </table:table-cell>
          <table:table-cell table:formula="of:=(MOD([.$C$2];360)/360)*[.C10]+(([.$L$4]-1)*[.C10])" office:value-type="float" office:value="1069.9248">
            <text:p>1069.9248</text:p>
          </table:table-cell>
          <table:table-cell table:formula="of:=(MOD([.$C$2];360)/360)*[.C10]+(([.$M$4]-1)*[.C10])" office:value-type="float" office:value="1213.9248">
            <text:p>1213.9248</text:p>
          </table:table-cell>
          <table:table-cell table:formula="of:=(MOD([.$C$2];360)/360)*[.C10]+(([.$N$4]-1)*[.C10])" office:value-type="float" office:value="1357.9248">
            <text:p>1357.9248</text:p>
          </table:table-cell>
        </table:table-row>
        <table:table-row table:style-name="ro2">
          <table:table-cell table:number-columns-repeated="2"/>
          <table:table-cell office:value-type="float" office:value="360">
            <text:p>360</text:p>
          </table:table-cell>
          <table:table-cell/>
          <table:table-cell table:formula="of:=(MOD([.$C$2];360)/360)*[.C11]+(([.$E$4]-1)*[.C11])" office:value-type="float" office:value="154.812">
            <text:p>154.812</text:p>
          </table:table-cell>
          <table:table-cell table:formula="of:=(MOD([.$C$2];360)/360)*[.C11]+(([.$F$4]-1)*[.C11])" office:value-type="float" office:value="514.812">
            <text:p>514.812</text:p>
          </table:table-cell>
          <table:table-cell table:formula="of:=(MOD([.$C$2];360)/360)*[.C11]+(([.$G$4]-1)*[.C11])" office:value-type="float" office:value="874.812">
            <text:p>874.812</text:p>
          </table:table-cell>
          <table:table-cell table:formula="of:=(MOD([.$C$2];360)/360)*[.C11]+(([.$H$4]-1)*[.C11])" office:value-type="float" office:value="1234.812">
            <text:p>1234.812</text:p>
          </table:table-cell>
          <table:table-cell table:formula="of:=(MOD([.$C$2];360)/360)*[.C11]+(([.$I$4]-1)*[.C11])" office:value-type="float" office:value="1594.812">
            <text:p>1594.812</text:p>
          </table:table-cell>
          <table:table-cell table:formula="of:=(MOD([.$C$2];360)/360)*[.C11]+(([.$J$4]-1)*[.C11])" office:value-type="float" office:value="1954.812">
            <text:p>1954.812</text:p>
          </table:table-cell>
          <table:table-cell table:formula="of:=(MOD([.$C$2];360)/360)*[.C11]+(([.$K$4]-1)*[.C11])" office:value-type="float" office:value="2314.812">
            <text:p>2314.812</text:p>
          </table:table-cell>
          <table:table-cell table:formula="of:=(MOD([.$C$2];360)/360)*[.C11]+(([.$L$4]-1)*[.C11])" office:value-type="float" office:value="2674.812">
            <text:p>2674.812</text:p>
          </table:table-cell>
          <table:table-cell table:formula="of:=(MOD([.$C$2];360)/360)*[.C11]+(([.$M$4]-1)*[.C11])" office:value-type="float" office:value="3034.812">
            <text:p>3034.812</text:p>
          </table:table-cell>
          <table:table-cell table:formula="of:=(MOD([.$C$2];360)/360)*[.C11]+(([.$N$4]-1)*[.C11])" office:value-type="float" office:value="3394.812">
            <text:p>3394.812</text:p>
          </table:table-cell>
        </table:table-row>
        <table:table-row table:style-name="ro2">
          <table:table-cell/>
          <table:table-cell office:value-type="string">
            <text:p>Prices on custom circle size:</text:p>
          </table:table-cell>
          <table:table-cell office:value-type="float" office:value="20736">
            <text:p>20736</text:p>
          </table:table-cell>
          <table:table-cell/>
          <table:table-cell table:formula="of:=(MOD([.$C$2];360)/360)*[.C12]+(([.$E$4]-1)*[.C12])" office:value-type="float" office:value="8917.1712">
            <text:p>8917.1712</text:p>
          </table:table-cell>
          <table:table-cell table:formula="of:=(MOD([.$C$2];360)/360)*[.C12]+(([.$F$4]-1)*[.C12])" office:value-type="float" office:value="29653.1712">
            <text:p>29653.1712</text:p>
          </table:table-cell>
          <table:table-cell table:formula="of:=(MOD([.$C$2];360)/360)*[.C12]+(([.$G$4]-1)*[.C12])" office:value-type="float" office:value="50389.1712">
            <text:p>50389.1712</text:p>
          </table:table-cell>
          <table:table-cell table:formula="of:=(MOD([.$C$2];360)/360)*[.C12]+(([.$H$4]-1)*[.C12])" office:value-type="float" office:value="71125.1712">
            <text:p>71125.1712</text:p>
          </table:table-cell>
          <table:table-cell table:formula="of:=(MOD([.$C$2];360)/360)*[.C12]+(([.$I$4]-1)*[.C12])" office:value-type="float" office:value="91861.1712">
            <text:p>91861.1712</text:p>
          </table:table-cell>
          <table:table-cell table:formula="of:=(MOD([.$C$2];360)/360)*[.C12]+(([.$J$4]-1)*[.C12])" office:value-type="float" office:value="112597.1712">
            <text:p>112597.1712</text:p>
          </table:table-cell>
          <table:table-cell table:formula="of:=(MOD([.$C$2];360)/360)*[.C12]+(([.$K$4]-1)*[.C12])" office:value-type="float" office:value="133333.1712">
            <text:p>133333.1712</text:p>
          </table:table-cell>
          <table:table-cell table:formula="of:=(MOD([.$C$2];360)/360)*[.C12]+(([.$L$4]-1)*[.C12])" office:value-type="float" office:value="154069.1712">
            <text:p>154069.1712</text:p>
          </table:table-cell>
          <table:table-cell table:formula="of:=(MOD([.$C$2];360)/360)*[.C12]+(([.$M$4]-1)*[.C12])" office:value-type="float" office:value="174805.1712">
            <text:p>174805.1712</text:p>
          </table:table-cell>
          <table:table-cell table:formula="of:=(MOD([.$C$2];360)/360)*[.C12]+(([.$N$4]-1)*[.C12])" office:value-type="float" office:value="195541.1712">
            <text:p>195541.1712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16:2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1T20:45:56</meta:creation-date>
    <dc:date>2012-08-12T16:28:29</dc:date>
    <meta:editing-duration>PT8H50M15S</meta:editing-duration>
    <meta:editing-cycles>14</meta:editing-cycles>
    <meta:generator>LibreOffice/3.4$Unix LibreOffice_project/340m1$Build-1505</meta:generator>
    <meta:document-statistic meta:table-count="3" meta:cell-count="134" meta:object-count="0"/>
  </office:meta>
</office:document-meta>
</file>